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ato Heavy" svg:font-family="'Lato Heavy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438cm" fo:min-width="2.18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.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.266cm" fo:padding-top="0.142cm" fo:padding-bottom="0.142cm" fo:padding-left="0.267cm" fo:padding-right="0.26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hatch" draw:fill-color="#000000" draw:fill-hatch-name="Black_20_45_20_Degrees" draw:opacity="100%" draw:textarea-horizontal-align="justify" draw:textarea-vertical-align="middle" draw:auto-grow-height="false" fo:min-height="0.15cm" fo:min-width="0.1cm" fo:padding-top="0.134cm" fo:padding-bottom="0.134cm" fo:padding-left="0.259cm" fo:padding-right="0.259cm"/>
    </style:style>
    <style:style style:name="gr5" style:family="graphic" style:parent-style-name="standard">
      <style:graphic-properties svg:stroke-color="#000000" draw:fill="hatch" draw:fill-color="#000000" draw:fill-hatch-name="Black_20_45_20_Degrees" draw:opacity="100%" draw:textarea-horizontal-align="justify" draw:textarea-vertical-align="middle" draw:auto-grow-height="false" fo:min-height="0.15cm" fo:min-width="0.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4cm" fo:min-width="0.8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3cm" fo:min-width="0.886cm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-width="0.242cm" draw:fill="none" draw:fill-color="#000000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622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05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="hatch" draw:fill-color="#000000" draw:fill-hatch-name="Black_20_45_20_Degrees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589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hatch" draw:fill-color="#000000" draw:fill-hatch-name="Black_20_45_20_Degrees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hatch" draw:fill-color="#000000" draw:fill-hatch-name="Black_20_45_20_Degrees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Courier" fo:font-size="15pt" style:font-size-asian="15pt" style:font-size-complex="15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8cm" svg:height="3.8cm" svg:x="2.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cm" svg:height="0.2cm" svg:x="6.4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2cm" svg:x="1.8cm" svg:y="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4cm" svg:x="1.8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4cm" svg:x="1.8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4cm" svg:x="6.6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9cm" svg:x="3.5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4cm" svg:x="6.6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Слой4" svg:width="2cm" svg:height="1cm" svg:x="3.5cm" svg:y="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Слой4" svg:width="2cm" svg:height="0.9cm" svg:x="3.511cm" svg:y="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Слой4" svg:x1="2.6cm" svg:y1="4.4cm" svg:x2="6.4cm" svg:y2="4.4cm">
          <text:p/>
        </draw:line>
        <draw:custom-shape draw:style-name="gr9" draw:text-style-name="P4" draw:layer="Слой4" svg:width="0.2cm" svg:height="1.9cm" svg:x="4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Слой4" svg:width="0.2cm" svg:height="1.3cm" svg:x="4.4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Слой4" svg:width="0.3cm" svg:height="0.5cm" svg:x="4.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Слой4" svg:width="0.3cm" svg:height="0.5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Слой4" svg:width="0.3cm" svg:height="0.5cm" svg:x="4.6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Слой4" svg:width="0.3cm" svg:height="0.5cm" svg:x="4.1cm" svg:y="2.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Слой4" svg:width="0.5cm" svg:height="0.962cm" svg:x="4.3cm" svg:y="6.4cm">
          <draw:text-box>
            <text:p/>
          </draw:text-box>
        </draw:frame>
        <draw:frame draw:style-name="gr12" draw:text-style-name="P7" draw:layer="Слой4" svg:width="0.9cm" svg:height="0.962cm" svg:x="4.1cm" svg:y="6.4cm">
          <draw:text-box>
            <text:p/>
          </draw:text-box>
        </draw:frame>
        <draw:frame draw:style-name="gr13" draw:text-style-name="P9" draw:layer="Слой4" svg:width="0.6cm" svg:height="0.839cm" svg:x="4.4cm" svg:y="3.8cm">
          <draw:text-box>
            <text:p text:style-name="P8"><text:span text:style-name="T1">C</text:span></text:p>
          </draw:text-box>
        </draw:frame>
        <draw:frame draw:style-name="gr12" draw:text-style-name="P11" draw:layer="Слой4" svg:width="0.6cm" svg:height="0.725cm" svg:x="4.1cm" svg:y="6.161cm">
          <draw:text-box>
            <text:p text:style-name="P10"><text:span text:style-name="T2">A</text:span></text:p>
          </draw:text-box>
        </draw:frame>
        <draw:frame draw:style-name="gr12" draw:text-style-name="P11" draw:layer="Слой4" svg:width="0.6cm" svg:height="0.725cm" svg:x="7cm" svg:y="4cm">
          <draw:text-box>
            <text:p text:style-name="P10"><text:span text:style-name="T2">E</text:span></text:p>
          </draw:text-box>
        </draw:frame>
        <draw:frame draw:style-name="gr12" draw:text-style-name="P11" draw:layer="Слой4" svg:width="0.6cm" svg:height="0.725cm" svg:x="1.1cm" svg:y="4cm">
          <draw:text-box>
            <text:p text:style-name="P10"><text:span text:style-name="T2">D</text:span></text:p>
          </draw:text-box>
        </draw:frame>
        <draw:frame draw:style-name="gr12" draw:text-style-name="P9" draw:layer="Слой4" svg:width="0.6cm" svg:height="0.725cm" svg:x="5cm" svg:y="4.661cm">
          <draw:text-box>
            <text:p text:style-name="P8"><text:span text:style-name="T1">M</text:span></text:p>
          </draw:text-box>
        </draw:frame>
        <draw:frame draw:style-name="gr12" draw:text-style-name="P11" draw:layer="Слой4" svg:width="0.6cm" svg:height="0.725cm" svg:x="4.1cm" svg:y="1.861cm">
          <draw:text-box>
            <text:p text:style-name="P10"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ato Heavy" svg:font-family="'Lato Heavy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2:54:44.900688000</meta:creation-date>
    <dc:date>2017-06-08T15:57:50.364293373</dc:date>
    <meta:editing-duration>PT29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